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24-09-17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23-09-26 2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21-09-14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20-09-22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9-09-25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8-09-25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7-09-27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6-09-22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5-09-18 0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5-03-2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4-12-2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4-11-18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4-09-2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4-07-01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4-03-2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3-12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3-09-2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3-06-2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3-03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2-12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2-09-27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2-06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2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1-12-28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1-09-27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1-06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1-03-2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0-12-2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0-09-27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0-06-24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10-03-23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9-12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9-09-28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9-06-2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9-03-2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8-12-3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8-09-2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8-06-3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8-04-0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7-12-2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7-09-25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7-06-27 0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7-03-27 0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6-12-27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6-08-2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6-06-3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6-01-2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12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11-2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10-1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9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8-27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7-2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6-2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5-24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4-2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3-30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2-2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7211093916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1" meta:object-count="0"/>
    <meta:user-defined meta:name="AppVersion">3.0</meta:user-defined>
  </office:meta>
</office:document-meta>
</file>